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5-10-16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5-07-18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5-04-1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5-01-15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4-10-17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4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4-04-16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4-01-2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3-10-1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3-07-17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3-04-25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3-01-26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2-10-03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2-07-18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2-04-20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2-01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1-10-29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1-07-2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1-04-19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1-01-26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0-07-17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20-01-16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9-10-0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9-07-2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9-04-1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9-01-17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8-10-2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8-07-2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8-04-1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8-01-2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7-10-26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7-07-17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7-04-1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7-01-03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6-10-11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6-07-06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6-04-13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6-01-11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5-10-1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5-04-21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5-01-14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4-11-12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4-07-18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4-04-17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4-01-29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3-04-2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3-01-1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2-10-24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2-07-24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2-04-25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2-01-27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1-10-18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1-01-20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0-11-17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10-04-30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8-04-24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7-03-29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6-03-2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5-03-29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5-01-14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4-08-2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4-04-12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3-11-07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3-08-2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3-06-18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3-04-24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3-02-1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2-12-19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2-10-16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2-08-15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2-06-10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2-04-17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2-02-2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1-12-22 0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1-10-25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1-08-28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1-06-11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1-04-16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1-02-14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0-12-14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0-10-23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0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0-06-15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0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2000-02-18 0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1999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1999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1999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1999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1999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1999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1998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1998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1998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1998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1998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1997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1997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1997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1997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1997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1952</text:p>
          </table:table-cell>
          <table:table-cell office:value-type="string" calcext:value-type="string">
            <text:p>04S/01W-15BDD</text:p>
          </table:table-cell>
          <table:table-cell office:value-type="string" calcext:value-type="string">
            <text:p>1996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54" meta:object-count="0"/>
    <meta:user-defined meta:name="AppVersion">3.0</meta:user-defined>
  </office:meta>
</office:document-meta>
</file>